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draw:auto-grow-height="true" fo:min-height="19.7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44pt" style:font-size-asian="44pt" style:font-size-complex="44pt"/>
    </style:style>
    <style:style style:name="T1" style:family="text">
      <style:text-properties fo:font-size="88pt" style:font-size-asian="88pt" style:font-size-complex="88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999cm" svg:height="19.763cm" svg:x="1cm" svg:y="0.6cm" presentation:class="subtitle" presentation:user-transformed="true">
          <draw:text-box>
            <text:p><text:span text:style-name="T1">Consolador</text:span></text:p>
            <text:p><text:span text:style-name="T2">Renascer Prais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Tem dor que a gente sente</text:span></text:p>
            <text:p><text:span text:style-name="T3">E o jeito é sentir</text:span></text:p>
            <text:p><text:span text:style-name="T3">Só tem um que nos entende</text:span></text:p>
            <text:p><text:span text:style-name="T3">E o seu nome é Jesus</text:span></text:p>
            <text:p><text:span text:style-name="T3">Ele sabe como fala,</text:span></text:p>
            <text:p><text:span text:style-name="T3">como cura o coração</text:span></text:p>
            <text:p><text:span text:style-name="T3">Ele supre toda a falta</text:span></text:p>
            <text:p><text:span text:style-name="T3">Derrama o espírito e traz consol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Consolador, amigo</text:span></text:p>
            <text:p><text:span text:style-name="T3">Espírito santo querido</text:span></text:p>
            <text:p><text:span text:style-name="T3">O que faria se não tivesse</text:span></text:p>
            <text:p><text:span text:style-name="T3">junto comigo</text:span></text:p>
            <text:p><text:span text:style-name="T3">Espírito santo querido</text:span></text:p>
            <text:p><text:span text:style-name="T3">Tudo tem cura, tudo tem cor</text:span></text:p>
            <text:p><text:span text:style-name="T3">Sua alegria, mesmo na dor, </text:span></text:p>
            <text:p><text:span text:style-name="T3">é a tua presenç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Tem dor que a gente sente</text:span></text:p>
            <text:p><text:span text:style-name="T3">E o jeito é sentir</text:span></text:p>
            <text:p><text:span text:style-name="T3">Só tem um que nos entende</text:span></text:p>
            <text:p><text:span text:style-name="T3">E o seu nome é Jesus</text:span></text:p>
            <text:p><text:span text:style-name="T3">Ele sabe como fala,</text:span></text:p>
            <text:p><text:span text:style-name="T3">como cura o coração</text:span></text:p>
            <text:p><text:span text:style-name="T3">Ele supre toda a falta</text:span></text:p>
            <text:p><text:span text:style-name="T3">Derrama o espírito e traz consolação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Consolador, amigo</text:span></text:p>
            <text:p><text:span text:style-name="T3">Espírito santo querido</text:span></text:p>
            <text:p><text:span text:style-name="T3">O que faria se não</text:span></text:p>
            <text:p><text:span text:style-name="T3">tivesse junto comigo</text:span></text:p>
            <text:p><text:span text:style-name="T3">Espírito santo querido</text:span></text:p>
            <text:p><text:span text:style-name="T3">Tudo tem cura, tudo tem cor</text:span></text:p>
            <text:p><text:span text:style-name="T3">Sua alegria, mesmo na dor,</text:span></text:p>
            <text:p><text:span text:style-name="T3">é a tua presenç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Tua presença é tudo</text:span></text:p>
            <text:p><text:span text:style-name="T3">o que eu preciso</text:span></text:p>
            <text:p><text:span text:style-name="T3">Ouvir tua voz faz acalma</text:span></text:p>
            <text:p><text:span text:style-name="T3">meu coração ferido</text:span></text:p>
            <text:p><text:span text:style-name="T3">Unge meus olhos com colírio</text:span></text:p>
            <text:p><text:span text:style-name="T3">Faz-me enxergar a tua 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Sou teu, Jesus</text:span></text:p>
            <text:p><text:span text:style-name="T3">Somente T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Tua presença é tudo</text:span></text:p>
            <text:p><text:span text:style-name="T3">o que eu preciso</text:span></text:p>
            <text:p><text:span text:style-name="T3">Ouvir tua voz faz acalma</text:span></text:p>
            <text:p><text:span text:style-name="T3">meu coração ferido</text:span></text:p>
            <text:p><text:span text:style-name="T3">Unge meus olhos com colírio</text:span></text:p>
            <text:p><text:span text:style-name="T3">Faz-me enxergar a tua fa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1" draw:text-style-name="P3" draw:layer="layout" svg:width="25.999cm" svg:height="19.763cm" svg:x="1cm" svg:y="0.6cm" presentation:class="subtitle" presentation:user-transformed="true">
          <draw:text-box>
            <text:p><text:span text:style-name="T3">Sou teu, Jesus</text:span></text:p>
            <text:p><text:span text:style-name="T3">Somente Teu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42:55.484000000</meta:creation-date>
    <dc:date>2017-05-28T19:33:29.755855978</dc:date>
    <meta:editing-duration>PT50M20S</meta:editing-duration>
    <meta:editing-cycles>3</meta:editing-cycles>
    <meta:generator>LibreOffice/5.2.2.2$Linux_X86_64 LibreOffice_project/20m0$Build-2</meta:generator>
    <meta:document-statistic meta:object-count="48"/>
  </office:meta>
</office:document-meta>
</file>